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23-2014</text:p>
      <text:p text:style-name="P44"><text:span text:style-name="T5">Maturín, </text:span><text:span text:style-name="Fuente_20_de_20_párrafo_20_predeter."><text:span text:style-name="T3">29</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May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25-2014</text:span><text:span text:style-name="T14"> </text:span><text:span text:style-name="T8">DE FECHA 26-05-2014</text:span></text:p>
      <text:p text:style-name="P36"/>
      <text:p text:style-name="P29"><text:span text:style-name="T8">OBJETO: </text:span><text:span text:style-name="T9">Adquisición de Logo Institucional tallado en anime para ser colocado en el Área de Recepción de éste Órgano Contralor.</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CREACIONES GERSON<text:line-break/>- Oferta "B": MAGDA PUBLICIDAD, C.A.<text:line-break/>- Oferta "C": QUIRIQUIRE ARTE Y PUBLICIDAD,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40</text:span><text:span text:style-name="T12"/></text:p>
          </table:table-cell>
        </table:table-row>
        <table:table-row>
          <table:table-cell table:style-name="Tabla4.A2" office:value-type="string">
            <text:p text:style-name="P41">Oferta "B"</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C"</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CREACIONES GERSON</text:span></text:p>
          </table:table-cell>
          <table:table-cell table:style-name="Tabla3.A3" office:value-type="string">
            <text:p text:style-name="P49">Oferta mas Economica<text:line-break/><text:line-break/>Monto oferta "A"</text:p>
          </table:table-cell>
          <table:table-cell table:style-name="Tabla3.A3" office:value-type="string">
            <text:p text:style-name="P49">7.280,00<text:line-break/><text:line-break/><text:line-break/>7.280,0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B": MAGDA PUBLICIDAD, C.A.</text:span></text:p>
          </table:table-cell>
          <table:table-cell table:style-name="Tabla3.A3" office:value-type="string">
            <text:p text:style-name="P49">Oferta mas Economica<text:line-break/><text:line-break/>Monto oferta "B"</text:p>
          </table:table-cell>
          <table:table-cell table:style-name="Tabla3.A3" office:value-type="string">
            <text:p text:style-name="P49">7.280,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C": QUIRIQUIRE ARTE Y PUBLICIDAD,C.A</text:span></text:p>
          </table:table-cell>
          <table:table-cell table:style-name="Tabla3.A3" office:value-type="string">
            <text:p text:style-name="P49">Oferta mas Economica<text:line-break/><text:line-break/>Monto oferta "C"</text:p>
          </table:table-cell>
          <table:table-cell table:style-name="Tabla3.A3" office:value-type="string">
            <text:p text:style-name="P49">7.280,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CREACIONES GERSON</text:p>
          </table:table-cell>
          <table:table-cell table:style-name="Tabla1.A2" office:value-type="string">
            <text:p text:style-name="P42">40</text:p>
          </table:table-cell>
          <table:table-cell table:style-name="Tabla1.A2" office:value-type="string">
            <text:p text:style-name="P42">40,00</text:p>
          </table:table-cell>
          <table:table-cell table:style-name="Tabla1.A1" office:value-type="string">
            <text:p text:style-name="P3">80,00</text:p>
          </table:table-cell>
        </table:table-row>
        <table:table-row table:style-name="Tabla1.4">
          <table:table-cell table:style-name="Tabla1.A2" office:value-type="string">
            <text:p text:style-name="P2">"B"</text:p>
          </table:table-cell>
          <table:table-cell table:style-name="Tabla1.A2" office:value-type="string">
            <text:p text:style-name="P42">MAGDA PUBLICIDAD, 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C"</text:p>
          </table:table-cell>
          <table:table-cell table:style-name="Tabla1.A2" office:value-type="string">
            <text:p text:style-name="P42">QUIRIQUIRE ARTE Y PUBLICIDAD,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
      <text:p text:style-name="P35">* 0=No Presento</text:p>
      <text:p text:style-name="P12"/>
      <text:p text:style-name="P12"/>
      <text:p text:style-name="P12">CONCLUSIÓN:</text:p>
      <text:p text:style-name="P12"/>
      <text:p text:style-name="P14">La Dirección de Administración y Presupuesto (Unidad Contratante) invitó a participar a las empresas, CREACIONES GERSON,  MAGDA PUBLICIDAD, C.A y QUIRIQUIRE PUBLICIDAD, C.A; para el Procedimiento Nº CEM-PC-02-01-0025-2014, realizado bajo la modalidad de Consulta de Precio, para la Adquisición de Logo Institucional tallado en anime para ser colocado en el Área de Recepción de éste Órgano Contralor, quienes cuentan con experiencia en todo lo relacionado con el ramo, de las cuales solo CREACIONES GERSON,  presento oferta, de igual manera se efectuó la revisión y análisis de la documentación contenida en el expediente administrativo, a la luz de la normativa legal vigente, esta Dirección concluye que en el caso bajo análisis, que la empresa oferente, cumple con las especificaciones técnicas establecidas en las invitaciones, ofertando todos los reglones requeridos, ofreciendo además calidad de servicio y tiempo de respuesta.</text:p>
      <text:p text:style-name="P32"/>
      <text:p text:style-name="P27"/>
      <text:p text:style-name="P12">RECOMENDACIÓN:</text:p>
      <text:p text:style-name="P17">En atención al estudio y análisis realizado a la oferta presentada, y que existe disponibilidad presupuestaria y financiera, ésta Unidad Contratante determinó que la empresa CREACIONES GERSON, califica como ganadora en el presente procedimiento de selección de contratistas, por ajustarse al requerimiento según las especificaciones preestablecidas,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para el procedimiento Nº CEM-PC-02-01-0024-2014 realizado bajo la modalidad de Consulta de Precio, para Adquisición de sobres de envío para encomiendas de uso exclusivo de éste Órgano Contralor a la empresa CREACIONES GERSON, Rif V-14158381-2. Por un monto de SIET MIL DOSCIENTOS OCHENTA  BOLÍVARES CON CERO CÉNTIMOS (Bs 7.280,00), incluye IVA, para los siguientes renglones:</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